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Samyak Devanagari" svg:font-family="'Samyak Devanagari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4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Samyak Devanagari" fo:font-size="14pt" style:font-size-asian="14pt" style:font-name-complex="Samyak Devanagari" style:font-size-complex="14pt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Samyak Devanagari" fo:font-size="12pt" fo:font-weight="bold" style:font-size-asian="12pt" style:font-weight-asian="bold" style:font-name-complex="Samyak Devanagari" style:font-size-complex="12pt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Samyak Devanagari" fo:font-size="14pt" style:font-size-asian="14pt" style:font-name-complex="Samyak Devanagari" style:font-size-complex="14pt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7" style:family="table-cell" style:parent-style-name="Default" style:data-style-name="N0">
      <style:table-cell-properties fo:border-bottom="none" fo:background-color="#ffdbb6" style:cell-protect="protected" style:print-content="tru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ff0000" style:font-name="Samyak Devanagari" fo:font-size="12pt" fo:font-weight="bold" style:font-size-asian="12pt" style:font-weight-asian="bold" style:font-name-complex="Samyak Devanagari" style:font-size-complex="12pt" style:font-weight-complex="bold"/>
    </style:style>
    <style:style style:name="ce8" style:family="table-cell" style:parent-style-name="Default" style:data-style-name="N0">
      <style:table-cell-properties fo:border-bottom="none" fo:background-color="#ffdbb6" style:cell-protect="protected" style:print-content="tru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color="#ff0000" style:font-name="Samyak Devanagari" style:font-name-complex="Samyak Devanagari"/>
    </style:style>
    <style:style style:name="ce9" style:family="table-cell" style:parent-style-name="Default" style:data-style-name="N0">
      <style:table-cell-properties fo:border-bottom="none" fo:background-color="#ffdbb6" style:cell-protect="protected" style:print-content="true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fo:color="#ff0000" style:font-name="Samyak Devanagari" style:font-name-complex="Samyak Devanagari"/>
    </style:style>
    <style:style style:name="ce10" style:family="table-cell" style:parent-style-name="Default" style:data-style-name="N0">
      <style:table-cell-properties fo:border-bottom="0.74pt solid #000000" fo:background-color="#ffdbb6" style:cell-protect="protected" style:print-content="tru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ff0000" style:font-name="Samyak Devanagari" style:font-name-complex="Samyak Devanagari"/>
    </style:style>
    <style:style style:name="ce11" style:family="table-cell" style:parent-style-name="Default" style:data-style-name="N0">
      <style:table-cell-properties fo:background-color="#ffdbb6" style:cell-protect="protected" style:print-content="true" style:text-align-source="fix" style:repeat-content="false" style:vertical-align="middle"/>
      <style:paragraph-properties fo:text-align="center" fo:margin-left="0mm"/>
      <style:text-properties fo:color="#ff0000" style:font-name="Samyak Devanagari" fo:font-size="12pt" fo:font-weight="bold" style:font-size-asian="12pt" style:font-weight-asian="bold" style:font-name-complex="Samyak Devanagari" style:font-size-complex="12pt" style:font-weight-complex="bold"/>
    </style:style>
    <style:style style:name="ce12" style:family="table-cell" style:parent-style-name="Default" style:data-style-name="N0">
      <style:table-cell-properties fo:border-bottom="none" fo:background-color="#ffdbb6" style:cell-protect="protected" style:print-content="tru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color="#ff0000" style:font-name="Samyak Devanagari" style:font-name-complex="Samyak Devanagari"/>
    </style:style>
    <style:style style:name="ce13" style:family="table-cell" style:parent-style-name="Default" style:data-style-name="N0">
      <style:table-cell-properties fo:background-color="#ffdbb6" style:cell-protect="protected" style:print-content="true" style:text-align-source="fix" style:repeat-content="false" style:vertical-align="middle"/>
      <style:paragraph-properties fo:text-align="center" fo:margin-left="0mm"/>
      <style:text-properties fo:color="#ff0000" style:font-name="Samyak Devanagari" fo:font-size="48pt" style:font-size-asian="48pt" style:font-name-complex="Samyak Devanagari" style:font-size-complex="48pt"/>
    </style:style>
    <style:style style:name="ce14" style:family="table-cell" style:parent-style-name="Default" style:data-style-name="N0">
      <style:table-cell-properties fo:border-bottom="0.74pt solid #000000" fo:background-color="#ffdbb6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0000" style:font-name="Samyak Devanagari" style:font-name-complex="Samyak Devanagari"/>
    </style:style>
    <style:style style:name="ce15" style:family="table-cell" style:parent-style-name="Default" style:data-style-name="N0">
      <style:table-cell-properties fo:border-bottom="none" fo:background-color="#ffdbb6" style:cell-protect="protected" style:print-content="tru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ff0000" style:font-name="Samyak Devanagari" fo:font-size="12pt" fo:font-weight="bold" style:font-size-asian="12pt" style:font-weight-asian="bold" style:font-name-complex="Samyak Devanagari" style:font-size-complex="12pt" style:font-weight-complex="bold"/>
    </style:style>
    <style:style style:name="ce16" style:family="table-cell" style:parent-style-name="Default" style:data-style-name="N0">
      <style:table-cell-properties fo:border-bottom="none" fo:background-color="#ffdbb6" style:cell-protect="protected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color="#ff0000" style:font-name="Samyak Devanagari" style:font-name-complex="Samyak Devanagari"/>
    </style:style>
    <style:style style:name="ce17" style:family="table-cell" style:parent-style-name="Default" style:data-style-name="N0">
      <style:table-cell-properties fo:border-bottom="none" fo:background-color="#ffdbb6" style:cell-protect="protected" style:print-content="true" style:text-align-source="fix" style:repeat-content="false" fo:border-left="none" fo:border-right="0.74pt solid #000000" style:rotation-angle="270" fo:border-top="none" style:vertical-align="middle"/>
      <style:paragraph-properties fo:text-align="center" fo:margin-left="0mm"/>
      <style:text-properties fo:color="#ff0000" style:font-name="Samyak Devanagari" style:font-name-complex="Samyak Devanagari"/>
    </style:style>
    <style:style style:name="ce18" style:family="table-cell" style:parent-style-name="Default" style:data-style-name="N0">
      <style:table-cell-properties fo:border-bottom="0.74pt solid #000000" fo:background-color="#ffdbb6" style:cell-protect="protected" style:print-content="tru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ff0000" style:font-name="Samyak Devanagari" style:font-name-complex="Samyak Devanagari"/>
    </style:style>
    <style:style style:name="ce1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00" style:font-name="Samyak Devanagari" fo:font-size="12pt" fo:font-weight="bold" style:font-size-asian="12pt" style:font-weight-asian="bold" style:font-name-complex="Samyak Devanagari" style:font-size-complex="12pt" style:font-weight-complex="bold"/>
    </style:style>
    <style:style style:name="ce2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39" style:family="table-cell" style:parent-style-name="Default" style:data-style-name="N0">
      <style:table-cell-properties fo:border-bottom="0.74pt solid #000000" fo:background-color="#ffffff" style:cell-protect="protected" style:print-content="tru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40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Samyak Devanagari" fo:font-size="12pt" fo:font-weight="bold" style:font-size-asian="12pt" style:font-weight-asian="bold" style:font-name-complex="Samyak Devanagari" style:font-size-complex="12pt" style:font-weight-complex="bold"/>
    </style:style>
    <style:style style:name="ce4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4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Samyak Devanagari" fo:font-size="48pt" style:font-size-asian="48pt" style:font-name-complex="Samyak Devanagari" style:font-size-complex="48pt"/>
    </style:style>
    <style:style style:name="ce43" style:family="table-cell" style:parent-style-name="Default" style:data-style-name="N0">
      <style:table-cell-properties fo:border-bottom="0.74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00" style:font-name="Samyak Devanagari" fo:font-size="12pt" fo:font-weight="bold" style:font-size-asian="12pt" style:font-weight-asian="bold" style:font-name-complex="Samyak Devanagari" style:font-size-complex="12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74pt solid #000000" style:rotation-angle="270" fo:border-top="none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47" style:family="table-cell" style:parent-style-name="Default" style:data-style-name="N0">
      <style:table-cell-properties fo:border-bottom="0.74pt solid #000000" fo:background-color="#ffffff" style:cell-protect="protected" style:print-content="tru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Samyak Devanagari" fo:font-size="10pt" style:font-size-asian="10pt" style:font-name-complex="Samyak Devanagari" style:font-size-complex="10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Samyak Devanagari" fo:font-size="14pt" fo:font-weight="bold" style:font-size-asian="14pt" style:font-weight-asian="bold" style:font-name-complex="Samyak Devanagari" style:font-size-complex="14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Samyak Devanagari" fo:font-size="12pt" fo:font-weight="bold" style:font-size-asian="12pt" style:font-weight-asian="bold" style:font-name-complex="Samyak Devanagari" style:font-size-complex="12pt" style:font-weight-complex="bold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Samyak Devanagari" fo:font-size="20pt" fo:font-weight="bold" style:font-size-asian="20pt" style:font-weight-asian="bold" style:font-name-complex="Samyak Devanagari" style:font-size-complex="20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amyak Devanagari" fo:font-size="14pt" style:font-size-asian="14pt" style:font-name-complex="Samyak Devanagari" style:font-size-complex="14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amyak Devanagari" style:font-name-complex="Samyak Devanagari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amyak Devanagari" fo:font-size="12pt" fo:font-weight="bold" style:font-size-asian="12pt" style:font-weight-asian="bold" style:font-name-complex="Samyak Devanagari" style:font-size-complex="12pt" style:font-weight-complex="bold"/>
    </style:style>
    <style:style style:name="ce55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_Ca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926" table:default-cell-style-name="ce3"/>
        <table:table-column table:style-name="co4" table:number-columns-repeated="76" table:default-cell-style-name="ce53"/>
        <table:table-row table:style-name="ro1">
          <table:table-cell table:style-name="ce2"/>
          <table:table-cell table:style-name="ce5" table:number-columns-repeated="6"/>
          <table:table-cell table:style-name="ce48" office:value-type="string" calcext:value-type="string" table:number-columns-spanned="3" table:number-rows-spanned="1">
            <text:p>( आषाढ़ -</text:p>
          </table:table-cell>
          <table:covered-table-cell table:style-name="ce49"/>
          <table:covered-table-cell table:style-name="ce5"/>
          <table:table-cell table:style-name="ce50" office:value-type="string" calcext:value-type="string" table:number-columns-spanned="3" table:number-rows-spanned="1">
            <text:p>[ July 2021 ]</text:p>
          </table:table-cell>
          <table:covered-table-cell table:style-name="ce51"/>
          <table:covered-table-cell table:style-name="ce5"/>
          <table:table-cell table:style-name="ce48" office:value-type="string" calcext:value-type="string" table:number-columns-spanned="3" table:number-rows-spanned="1">
            <text:p>- श्रावण )</text:p>
          </table:table-cell>
          <table:covered-table-cell table:number-columns-repeated="2" table:style-name="ce5"/>
          <table:table-cell table:style-name="ce5" table:number-columns-repeated="6"/>
          <table:table-cell table:style-name="ce2" table:number-columns-repeated="926"/>
          <table:table-cell table:style-name="ce52" table:number-columns-repeated="76"/>
        </table:table-row>
        <table:table-row table:style-name="ro2">
          <table:table-cell/>
          <table:table-cell table:style-name="ce6" table:number-columns-repeated="21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1" office:value-type="string" calcext:value-type="string">
            <text:p>रविवार</text:p>
          </table:table-cell>
          <table:table-cell table:style-name="ce15"/>
          <table:table-cell table:style-name="ce19"/>
          <table:table-cell table:style-name="ce40" office:value-type="string" calcext:value-type="string">
            <text:p>सोमवार </text:p>
          </table:table-cell>
          <table:table-cell table:style-name="ce44"/>
          <table:table-cell table:style-name="ce40"/>
          <table:table-cell table:style-name="ce40" office:value-type="string" calcext:value-type="string">
            <text:p>मंगलवार</text:p>
          </table:table-cell>
          <table:table-cell table:style-name="ce40"/>
          <table:table-cell table:style-name="ce19"/>
          <table:table-cell table:style-name="ce40" office:value-type="string" calcext:value-type="string">
            <text:p>बुधवार </text:p>
          </table:table-cell>
          <table:table-cell table:style-name="ce40"/>
          <table:table-cell table:style-name="ce19"/>
          <table:table-cell table:style-name="ce40" office:value-type="string" calcext:value-type="string">
            <text:p>गुरुवार </text:p>
          </table:table-cell>
          <table:table-cell table:style-name="ce40"/>
          <table:table-cell table:style-name="ce19"/>
          <table:table-cell table:style-name="ce40" office:value-type="string" calcext:value-type="string">
            <text:p>शुक्रवार</text:p>
          </table:table-cell>
          <table:table-cell table:style-name="ce44"/>
          <table:table-cell table:style-name="ce40"/>
          <table:table-cell table:style-name="ce40" office:value-type="string" calcext:value-type="string">
            <text:p>शनिवार </text:p>
          </table:table-cell>
          <table:table-cell table:style-name="ce44"/>
          <table:table-cell table:style-name="ce4" table:number-columns-repeated="926"/>
          <table:table-cell table:style-name="ce54" table:number-columns-repeated="76"/>
        </table:table-row>
        <table:table-row table:style-name="ro2">
          <table:table-cell/>
          <table:table-cell table:style-name="ce8" table:formula="of:=[$Sheet_Mapping.A1]" office:value-type="string" office:string-value=" " calcext:value-type="string">
            <text:p><text:s/></text:p>
          </table:table-cell>
          <table:table-cell table:style-name="ce12" table:formula="of:=[$Sheet_Mapping.B1]" office:value-type="string" office:string-value=" " calcext:value-type="string">
            <text:p><text:s/></text:p>
          </table:table-cell>
          <table:table-cell table:style-name="ce16" table:formula="of:=[$Sheet_Mapping.C1]" office:value-type="string" office:string-value=" " calcext:value-type="string">
            <text:p><text:s/></text:p>
          </table:table-cell>
          <table:table-cell table:style-name="ce20" table:formula="of:=[$Sheet_Mapping.A2]" office:value-type="string" office:string-value=" " calcext:value-type="string">
            <text:p><text:s/></text:p>
          </table:table-cell>
          <table:table-cell table:style-name="ce41" table:formula="of:=[$Sheet_Mapping.B2]" office:value-type="string" office:string-value=" " calcext:value-type="string">
            <text:p><text:s/></text:p>
          </table:table-cell>
          <table:table-cell table:style-name="ce45" table:formula="of:=[$Sheet_Mapping.C2]" office:value-type="string" office:string-value=" " calcext:value-type="string">
            <text:p><text:s/></text:p>
          </table:table-cell>
          <table:table-cell table:style-name="ce20" table:formula="of:=[$Sheet_Mapping.A3]" office:value-type="string" office:string-value=" " calcext:value-type="string">
            <text:p><text:s/></text:p>
          </table:table-cell>
          <table:table-cell table:style-name="ce41" table:formula="of:=[$Sheet_Mapping.B3]" office:value-type="string" office:string-value=" " calcext:value-type="string">
            <text:p><text:s/></text:p>
          </table:table-cell>
          <table:table-cell table:style-name="ce45" table:formula="of:=[$Sheet_Mapping.C3]" office:value-type="string" office:string-value=" " calcext:value-type="string">
            <text:p><text:s/></text:p>
          </table:table-cell>
          <table:table-cell table:style-name="ce20" table:formula="of:=[$Sheet_Mapping.A4]" office:value-type="string" office:string-value=" " calcext:value-type="string">
            <text:p><text:s/></text:p>
          </table:table-cell>
          <table:table-cell table:style-name="ce41" table:formula="of:=[$Sheet_Mapping.B4]" office:value-type="string" office:string-value=" " calcext:value-type="string">
            <text:p><text:s/></text:p>
          </table:table-cell>
          <table:table-cell table:style-name="ce45" table:formula="of:=[$Sheet_Mapping.C4]" office:value-type="string" office:string-value=" " calcext:value-type="string">
            <text:p><text:s/></text:p>
          </table:table-cell>
          <table:table-cell table:style-name="ce20" table:formula="of:=[$Sheet_Mapping.A5]" office:value-type="string" office:string-value="कृ" calcext:value-type="string">
            <text:p>कृ</text:p>
          </table:table-cell>
          <table:table-cell table:style-name="ce41" table:formula="of:=[$Sheet_Mapping.B5]" office:value-type="string" office:string-value="सप्तमी" calcext:value-type="string">
            <text:p>सप्तमी</text:p>
          </table:table-cell>
          <table:table-cell table:style-name="ce45" table:formula="of:=[$Sheet_Mapping.C5]" office:value-type="string" office:string-value=" " calcext:value-type="string">
            <text:p><text:s/></text:p>
          </table:table-cell>
          <table:table-cell table:style-name="ce20" table:formula="of:=[$Sheet_Mapping.A6]" office:value-type="string" office:string-value="कृ" calcext:value-type="string">
            <text:p>कृ</text:p>
          </table:table-cell>
          <table:table-cell table:style-name="ce41" table:formula="of:=[$Sheet_Mapping.B6]" office:value-type="string" office:string-value="अष्टमी" calcext:value-type="string">
            <text:p>अष्टमी</text:p>
          </table:table-cell>
          <table:table-cell table:style-name="ce45" table:formula="of:=[$Sheet_Mapping.C6]" office:value-type="string" office:string-value=" " calcext:value-type="string">
            <text:p><text:s/></text:p>
          </table:table-cell>
          <table:table-cell table:style-name="ce20" table:formula="of:=[$Sheet_Mapping.A7]" office:value-type="string" office:string-value="कृ" calcext:value-type="string">
            <text:p>कृ</text:p>
          </table:table-cell>
          <table:table-cell table:style-name="ce41" table:formula="of:=[$Sheet_Mapping.B7]" office:value-type="string" office:string-value="नवमी" calcext:value-type="string">
            <text:p>नवमी</text:p>
          </table:table-cell>
          <table:table-cell table:style-name="ce45" table:formula="of:=[$Sheet_Mapping.C7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4">
          <table:table-cell/>
          <table:table-cell table:style-name="ce9" table:formula="of:=[$Sheet_Mapping.D1]" office:value-type="string" office:string-value=" " calcext:value-type="string">
            <text:p><text:s/></text:p>
          </table:table-cell>
          <table:table-cell table:style-name="ce13" table:formula="of:=[$Sheet_Mapping.E1]" office:value-type="string" office:string-value=" " calcext:value-type="string">
            <text:p><text:s/></text:p>
          </table:table-cell>
          <table:table-cell table:style-name="ce17" table:formula="of:=[$Sheet_Mapping.F1]" office:value-type="string" office:string-value=" " calcext:value-type="string">
            <text:p><text:s/></text:p>
          </table:table-cell>
          <table:table-cell table:style-name="ce38" table:formula="of:=[$Sheet_Mapping.D2]" office:value-type="string" office:string-value=" " calcext:value-type="string">
            <text:p><text:s/></text:p>
          </table:table-cell>
          <table:table-cell table:style-name="ce42" table:formula="of:=[$Sheet_Mapping.E2]" office:value-type="string" office:string-value=" " calcext:value-type="string">
            <text:p><text:s/></text:p>
          </table:table-cell>
          <table:table-cell table:style-name="ce46" table:formula="of:=[$Sheet_Mapping.F2]" office:value-type="string" office:string-value=" " calcext:value-type="string">
            <text:p><text:s/></text:p>
          </table:table-cell>
          <table:table-cell table:style-name="ce38" table:formula="of:=[$Sheet_Mapping.D3]" office:value-type="string" office:string-value=" " calcext:value-type="string">
            <text:p><text:s/></text:p>
          </table:table-cell>
          <table:table-cell table:style-name="ce42" table:formula="of:=[$Sheet_Mapping.E3]" office:value-type="string" office:string-value=" " calcext:value-type="string">
            <text:p><text:s/></text:p>
          </table:table-cell>
          <table:table-cell table:style-name="ce46" table:formula="of:=[$Sheet_Mapping.F3]" office:value-type="string" office:string-value=" " calcext:value-type="string">
            <text:p><text:s/></text:p>
          </table:table-cell>
          <table:table-cell table:style-name="ce38" table:formula="of:=[$Sheet_Mapping.D4]" office:value-type="string" office:string-value=" " calcext:value-type="string">
            <text:p><text:s/></text:p>
          </table:table-cell>
          <table:table-cell table:style-name="ce42" table:formula="of:=[$Sheet_Mapping.E4]" office:value-type="string" office:string-value=" " calcext:value-type="string">
            <text:p><text:s/></text:p>
          </table:table-cell>
          <table:table-cell table:style-name="ce46" table:formula="of:=[$Sheet_Mapping.F4]" office:value-type="string" office:string-value=" " calcext:value-type="string">
            <text:p><text:s/></text:p>
          </table:table-cell>
          <table:table-cell table:style-name="ce38" table:formula="of:=[$Sheet_Mapping.D5]" office:value-type="string" office:string-value=" " calcext:value-type="string">
            <text:p><text:s/></text:p>
          </table:table-cell>
          <table:table-cell table:style-name="ce42" table:formula="of:=[$Sheet_Mapping.E5]" office:value-type="float" office:value="1" calcext:value-type="float">
            <text:p>1</text:p>
          </table:table-cell>
          <table:table-cell table:style-name="ce46" table:formula="of:=[$Sheet_Mapping.F5]" office:value-type="string" office:string-value=" " calcext:value-type="string">
            <text:p><text:s/></text:p>
          </table:table-cell>
          <table:table-cell table:style-name="ce38" table:formula="of:=[$Sheet_Mapping.D6]" office:value-type="string" office:string-value=" " calcext:value-type="string">
            <text:p><text:s/></text:p>
          </table:table-cell>
          <table:table-cell table:style-name="ce42" table:formula="of:=[$Sheet_Mapping.E6]" office:value-type="float" office:value="2" calcext:value-type="float">
            <text:p>2</text:p>
          </table:table-cell>
          <table:table-cell table:style-name="ce46" table:formula="of:=[$Sheet_Mapping.F6]" office:value-type="string" office:string-value=" " calcext:value-type="string">
            <text:p><text:s/></text:p>
          </table:table-cell>
          <table:table-cell table:style-name="ce38" table:formula="of:=[$Sheet_Mapping.D7]" office:value-type="string" office:string-value=" " calcext:value-type="string">
            <text:p><text:s/></text:p>
          </table:table-cell>
          <table:table-cell table:style-name="ce42" table:formula="of:=[$Sheet_Mapping.E7]" office:value-type="float" office:value="3" calcext:value-type="float">
            <text:p>3</text:p>
          </table:table-cell>
          <table:table-cell table:style-name="ce46" table:formula="of:=[$Sheet_Mapping.F7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10" table:formula="of:=[$Sheet_Mapping.G1]" office:value-type="string" office:string-value=" " calcext:value-type="string">
            <text:p><text:s/></text:p>
          </table:table-cell>
          <table:table-cell table:style-name="ce14" table:formula="of:=[$Sheet_Mapping.H1]" office:value-type="string" office:string-value=" " calcext:value-type="string">
            <text:p><text:s/></text:p>
          </table:table-cell>
          <table:table-cell table:style-name="ce18" table:formula="of:=[$Sheet_Mapping.I1]" office:value-type="string" office:string-value=" " calcext:value-type="string">
            <text:p><text:s/></text:p>
          </table:table-cell>
          <table:table-cell table:style-name="ce39" table:formula="of:=[$Sheet_Mapping.G2]" office:value-type="string" office:string-value=" " calcext:value-type="string">
            <text:p><text:s/></text:p>
          </table:table-cell>
          <table:table-cell table:style-name="ce43" table:formula="of:=[$Sheet_Mapping.H2]" office:value-type="string" office:string-value=" " calcext:value-type="string">
            <text:p><text:s/></text:p>
          </table:table-cell>
          <table:table-cell table:style-name="ce47" table:formula="of:=[$Sheet_Mapping.I2]" office:value-type="string" office:string-value=" " calcext:value-type="string">
            <text:p><text:s/></text:p>
          </table:table-cell>
          <table:table-cell table:style-name="ce39" table:formula="of:=[$Sheet_Mapping.G3]" office:value-type="string" office:string-value=" " calcext:value-type="string">
            <text:p><text:s/></text:p>
          </table:table-cell>
          <table:table-cell table:style-name="ce43" table:formula="of:=[$Sheet_Mapping.H3]" office:value-type="string" office:string-value=" " calcext:value-type="string">
            <text:p><text:s/></text:p>
          </table:table-cell>
          <table:table-cell table:style-name="ce47" table:formula="of:=[$Sheet_Mapping.I3]" office:value-type="string" office:string-value=" " calcext:value-type="string">
            <text:p><text:s/></text:p>
          </table:table-cell>
          <table:table-cell table:style-name="ce39" table:formula="of:=[$Sheet_Mapping.G4]" office:value-type="string" office:string-value=" " calcext:value-type="string">
            <text:p><text:s/></text:p>
          </table:table-cell>
          <table:table-cell table:style-name="ce43" table:formula="of:=[$Sheet_Mapping.H4]" office:value-type="string" office:string-value=" " calcext:value-type="string">
            <text:p><text:s/></text:p>
          </table:table-cell>
          <table:table-cell table:style-name="ce47" table:formula="of:=[$Sheet_Mapping.I4]" office:value-type="string" office:string-value=" " calcext:value-type="string">
            <text:p><text:s/></text:p>
          </table:table-cell>
          <table:table-cell table:style-name="ce39" table:formula="of:=[$Sheet_Mapping.G5]" office:value-type="string" office:string-value=" " calcext:value-type="string">
            <text:p><text:s/></text:p>
          </table:table-cell>
          <table:table-cell table:style-name="ce43" table:formula="of:=[$Sheet_Mapping.H5]" office:value-type="string" office:string-value=" " calcext:value-type="string">
            <text:p><text:s/></text:p>
          </table:table-cell>
          <table:table-cell table:style-name="ce47" table:formula="of:=[$Sheet_Mapping.I5]" office:value-type="string" office:string-value=" " calcext:value-type="string">
            <text:p><text:s/></text:p>
          </table:table-cell>
          <table:table-cell table:style-name="ce39" table:formula="of:=[$Sheet_Mapping.G6]" office:value-type="string" office:string-value=" " calcext:value-type="string">
            <text:p><text:s/></text:p>
          </table:table-cell>
          <table:table-cell table:style-name="ce43" table:formula="of:=[$Sheet_Mapping.H6]" office:value-type="string" office:string-value=" " calcext:value-type="string">
            <text:p><text:s/></text:p>
          </table:table-cell>
          <table:table-cell table:style-name="ce47" table:formula="of:=[$Sheet_Mapping.I6]" office:value-type="string" office:string-value=" " calcext:value-type="string">
            <text:p><text:s/></text:p>
          </table:table-cell>
          <table:table-cell table:style-name="ce39" table:formula="of:=[$Sheet_Mapping.G7]" office:value-type="string" office:string-value=" " calcext:value-type="string">
            <text:p><text:s/></text:p>
          </table:table-cell>
          <table:table-cell table:style-name="ce43" table:formula="of:=[$Sheet_Mapping.H7]" office:value-type="string" office:string-value=" " calcext:value-type="string">
            <text:p><text:s/></text:p>
          </table:table-cell>
          <table:table-cell table:style-name="ce47" table:formula="of:=[$Sheet_Mapping.I7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8" table:formula="of:=[$Sheet_Mapping.A8]" office:value-type="string" office:string-value="कृ" calcext:value-type="string">
            <text:p>कृ</text:p>
          </table:table-cell>
          <table:table-cell table:style-name="ce12" table:formula="of:=[$Sheet_Mapping.B8]" office:value-type="string" office:string-value="दशमी" calcext:value-type="string">
            <text:p>दशमी</text:p>
          </table:table-cell>
          <table:table-cell table:style-name="ce16" table:formula="of:=[$Sheet_Mapping.C8]" office:value-type="string" office:string-value=" " calcext:value-type="string">
            <text:p><text:s/></text:p>
          </table:table-cell>
          <table:table-cell table:style-name="ce20" table:formula="of:=[$Sheet_Mapping.A9]" office:value-type="string" office:string-value="कृ" calcext:value-type="string">
            <text:p>कृ</text:p>
          </table:table-cell>
          <table:table-cell table:style-name="ce41" table:formula="of:=[$Sheet_Mapping.B9]" office:value-type="string" office:string-value="एकादशी" calcext:value-type="string">
            <text:p>एकादशी</text:p>
          </table:table-cell>
          <table:table-cell table:style-name="ce45" table:formula="of:=[$Sheet_Mapping.C9]" office:value-type="string" office:string-value=" " calcext:value-type="string">
            <text:p><text:s/></text:p>
          </table:table-cell>
          <table:table-cell table:style-name="ce20" table:formula="of:=[$Sheet_Mapping.A10]" office:value-type="string" office:string-value="कृ" calcext:value-type="string">
            <text:p>कृ</text:p>
          </table:table-cell>
          <table:table-cell table:style-name="ce41" table:formula="of:=[$Sheet_Mapping.B10]" office:value-type="string" office:string-value="द्वादशी" calcext:value-type="string">
            <text:p>द्वादशी</text:p>
          </table:table-cell>
          <table:table-cell table:style-name="ce45" table:formula="of:=[$Sheet_Mapping.C10]" office:value-type="string" office:string-value=" " calcext:value-type="string">
            <text:p><text:s/></text:p>
          </table:table-cell>
          <table:table-cell table:style-name="ce20" table:formula="of:=[$Sheet_Mapping.A11]" office:value-type="string" office:string-value="कृ" calcext:value-type="string">
            <text:p>कृ</text:p>
          </table:table-cell>
          <table:table-cell table:style-name="ce41" table:formula="of:=[$Sheet_Mapping.B11]" office:value-type="string" office:string-value="त्रयोदशी" calcext:value-type="string">
            <text:p>त्रयोदशी</text:p>
          </table:table-cell>
          <table:table-cell table:style-name="ce45" table:formula="of:=[$Sheet_Mapping.C11]" office:value-type="string" office:string-value=" " calcext:value-type="string">
            <text:p><text:s/></text:p>
          </table:table-cell>
          <table:table-cell table:style-name="ce20" table:formula="of:=[$Sheet_Mapping.A12]" office:value-type="string" office:string-value="कृ" calcext:value-type="string">
            <text:p>कृ</text:p>
          </table:table-cell>
          <table:table-cell table:style-name="ce41" table:formula="of:=[$Sheet_Mapping.B12]" office:value-type="string" office:string-value="चतुर्दशी" calcext:value-type="string">
            <text:p>चतुर्दशी</text:p>
          </table:table-cell>
          <table:table-cell table:style-name="ce45" table:formula="of:=[$Sheet_Mapping.C12]" office:value-type="string" office:string-value=" " calcext:value-type="string">
            <text:p><text:s/></text:p>
          </table:table-cell>
          <table:table-cell table:style-name="ce20" table:formula="of:=[$Sheet_Mapping.A13]" office:value-type="string" office:string-value="कृ" calcext:value-type="string">
            <text:p>कृ</text:p>
          </table:table-cell>
          <table:table-cell table:style-name="ce41" table:formula="of:=[$Sheet_Mapping.B13]" office:value-type="string" office:string-value="अमावस्या" calcext:value-type="string">
            <text:p>अमावस्या</text:p>
          </table:table-cell>
          <table:table-cell table:style-name="ce45" table:formula="of:=[$Sheet_Mapping.C13]" office:value-type="string" office:string-value=" " calcext:value-type="string">
            <text:p><text:s/></text:p>
          </table:table-cell>
          <table:table-cell table:style-name="ce20" table:formula="of:=[$Sheet_Mapping.A14]" office:value-type="string" office:string-value="कृ" calcext:value-type="string">
            <text:p>कृ</text:p>
          </table:table-cell>
          <table:table-cell table:style-name="ce41" table:formula="of:=[$Sheet_Mapping.B14]" office:value-type="string" office:string-value="अमावस्या" calcext:value-type="string">
            <text:p>अमावस्या</text:p>
          </table:table-cell>
          <table:table-cell table:style-name="ce45" table:formula="of:=[$Sheet_Mapping.C14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4">
          <table:table-cell/>
          <table:table-cell table:style-name="ce9" table:formula="of:=[$Sheet_Mapping.D8]" office:value-type="string" office:string-value=" " calcext:value-type="string">
            <text:p><text:s/></text:p>
          </table:table-cell>
          <table:table-cell table:style-name="ce13" table:formula="of:=[$Sheet_Mapping.E8]" office:value-type="float" office:value="4" calcext:value-type="float">
            <text:p>4</text:p>
          </table:table-cell>
          <table:table-cell table:style-name="ce17" table:formula="of:=[$Sheet_Mapping.F8]" office:value-type="string" office:string-value=" " calcext:value-type="string">
            <text:p><text:s/></text:p>
          </table:table-cell>
          <table:table-cell table:style-name="ce38" table:formula="of:=[$Sheet_Mapping.D9]" office:value-type="string" office:string-value=" " calcext:value-type="string">
            <text:p><text:s/></text:p>
          </table:table-cell>
          <table:table-cell table:style-name="ce42" table:formula="of:=[$Sheet_Mapping.E9]" office:value-type="float" office:value="5" calcext:value-type="float">
            <text:p>5</text:p>
          </table:table-cell>
          <table:table-cell table:style-name="ce46" table:formula="of:=[$Sheet_Mapping.F9]" office:value-type="string" office:string-value=" " calcext:value-type="string">
            <text:p><text:s/></text:p>
          </table:table-cell>
          <table:table-cell table:style-name="ce38" table:formula="of:=[$Sheet_Mapping.D10]" office:value-type="string" office:string-value=" " calcext:value-type="string">
            <text:p><text:s/></text:p>
          </table:table-cell>
          <table:table-cell table:style-name="ce42" table:formula="of:=[$Sheet_Mapping.E10]" office:value-type="float" office:value="6" calcext:value-type="float">
            <text:p>6</text:p>
          </table:table-cell>
          <table:table-cell table:style-name="ce46" table:formula="of:=[$Sheet_Mapping.F10]" office:value-type="string" office:string-value=" " calcext:value-type="string">
            <text:p><text:s/></text:p>
          </table:table-cell>
          <table:table-cell table:style-name="ce38" table:formula="of:=[$Sheet_Mapping.D11]" office:value-type="string" office:string-value=" " calcext:value-type="string">
            <text:p><text:s/></text:p>
          </table:table-cell>
          <table:table-cell table:style-name="ce42" table:formula="of:=[$Sheet_Mapping.E11]" office:value-type="float" office:value="7" calcext:value-type="float">
            <text:p>7</text:p>
          </table:table-cell>
          <table:table-cell table:style-name="ce46" table:formula="of:=[$Sheet_Mapping.F11]" office:value-type="string" office:string-value=" " calcext:value-type="string">
            <text:p><text:s/></text:p>
          </table:table-cell>
          <table:table-cell table:style-name="ce38" table:formula="of:=[$Sheet_Mapping.D12]" office:value-type="string" office:string-value=" " calcext:value-type="string">
            <text:p><text:s/></text:p>
          </table:table-cell>
          <table:table-cell table:style-name="ce42" table:formula="of:=[$Sheet_Mapping.E12]" office:value-type="float" office:value="8" calcext:value-type="float">
            <text:p>8</text:p>
          </table:table-cell>
          <table:table-cell table:style-name="ce46" table:formula="of:=[$Sheet_Mapping.F12]" office:value-type="string" office:string-value=" " calcext:value-type="string">
            <text:p><text:s/></text:p>
          </table:table-cell>
          <table:table-cell table:style-name="ce38" table:formula="of:=[$Sheet_Mapping.D13]" office:value-type="string" office:string-value=" " calcext:value-type="string">
            <text:p><text:s/></text:p>
          </table:table-cell>
          <table:table-cell table:style-name="ce42" table:formula="of:=[$Sheet_Mapping.E13]" office:value-type="float" office:value="9" calcext:value-type="float">
            <text:p>9</text:p>
          </table:table-cell>
          <table:table-cell table:style-name="ce46" table:formula="of:=[$Sheet_Mapping.F13]" office:value-type="string" office:string-value=" " calcext:value-type="string">
            <text:p><text:s/></text:p>
          </table:table-cell>
          <table:table-cell table:style-name="ce38" table:formula="of:=[$Sheet_Mapping.D14]" office:value-type="string" office:string-value=" " calcext:value-type="string">
            <text:p><text:s/></text:p>
          </table:table-cell>
          <table:table-cell table:style-name="ce42" table:formula="of:=[$Sheet_Mapping.E14]" office:value-type="float" office:value="10" calcext:value-type="float">
            <text:p>10</text:p>
          </table:table-cell>
          <table:table-cell table:style-name="ce46" table:formula="of:=[$Sheet_Mapping.F14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10" table:formula="of:=[$Sheet_Mapping.G8]" office:value-type="string" office:string-value=" " calcext:value-type="string">
            <text:p><text:s/></text:p>
          </table:table-cell>
          <table:table-cell table:style-name="ce14" table:formula="of:=[$Sheet_Mapping.H8]" office:value-type="string" office:string-value=" " calcext:value-type="string">
            <text:p><text:s/></text:p>
          </table:table-cell>
          <table:table-cell table:style-name="ce18" table:formula="of:=[$Sheet_Mapping.I8]" office:value-type="string" office:string-value=" " calcext:value-type="string">
            <text:p><text:s/></text:p>
          </table:table-cell>
          <table:table-cell table:style-name="ce39" table:formula="of:=[$Sheet_Mapping.G9]" office:value-type="string" office:string-value=" " calcext:value-type="string">
            <text:p><text:s/></text:p>
          </table:table-cell>
          <table:table-cell table:style-name="ce43" table:formula="of:=[$Sheet_Mapping.H9]" office:value-type="string" office:string-value=" " calcext:value-type="string">
            <text:p><text:s/></text:p>
          </table:table-cell>
          <table:table-cell table:style-name="ce47" table:formula="of:=[$Sheet_Mapping.I9]" office:value-type="string" office:string-value=" " calcext:value-type="string">
            <text:p><text:s/></text:p>
          </table:table-cell>
          <table:table-cell table:style-name="ce39" table:formula="of:=[$Sheet_Mapping.G10]" office:value-type="string" office:string-value=" " calcext:value-type="string">
            <text:p><text:s/></text:p>
          </table:table-cell>
          <table:table-cell table:style-name="ce43" table:formula="of:=[$Sheet_Mapping.H10]" office:value-type="string" office:string-value=" " calcext:value-type="string">
            <text:p><text:s/></text:p>
          </table:table-cell>
          <table:table-cell table:style-name="ce47" table:formula="of:=[$Sheet_Mapping.I10]" office:value-type="string" office:string-value=" " calcext:value-type="string">
            <text:p><text:s/></text:p>
          </table:table-cell>
          <table:table-cell table:style-name="ce39" table:formula="of:=[$Sheet_Mapping.G11]" office:value-type="string" office:string-value=" " calcext:value-type="string">
            <text:p><text:s/></text:p>
          </table:table-cell>
          <table:table-cell table:style-name="ce43" table:formula="of:=[$Sheet_Mapping.H11]" office:value-type="string" office:string-value=" " calcext:value-type="string">
            <text:p><text:s/></text:p>
          </table:table-cell>
          <table:table-cell table:style-name="ce47" table:formula="of:=[$Sheet_Mapping.I11]" office:value-type="string" office:string-value=" " calcext:value-type="string">
            <text:p><text:s/></text:p>
          </table:table-cell>
          <table:table-cell table:style-name="ce39" table:formula="of:=[$Sheet_Mapping.G12]" office:value-type="string" office:string-value=" " calcext:value-type="string">
            <text:p><text:s/></text:p>
          </table:table-cell>
          <table:table-cell table:style-name="ce43" table:formula="of:=[$Sheet_Mapping.H12]" office:value-type="string" office:string-value=" " calcext:value-type="string">
            <text:p><text:s/></text:p>
          </table:table-cell>
          <table:table-cell table:style-name="ce47" table:formula="of:=[$Sheet_Mapping.I12]" office:value-type="string" office:string-value=" " calcext:value-type="string">
            <text:p><text:s/></text:p>
          </table:table-cell>
          <table:table-cell table:style-name="ce39" table:formula="of:=[$Sheet_Mapping.G13]" office:value-type="string" office:string-value=" " calcext:value-type="string">
            <text:p><text:s/></text:p>
          </table:table-cell>
          <table:table-cell table:style-name="ce43" table:formula="of:=[$Sheet_Mapping.H13]" office:value-type="string" office:string-value=" " calcext:value-type="string">
            <text:p><text:s/></text:p>
          </table:table-cell>
          <table:table-cell table:style-name="ce47" table:formula="of:=[$Sheet_Mapping.I13]" office:value-type="string" office:string-value=" " calcext:value-type="string">
            <text:p><text:s/></text:p>
          </table:table-cell>
          <table:table-cell table:style-name="ce39" table:formula="of:=[$Sheet_Mapping.G14]" office:value-type="string" office:string-value=" " calcext:value-type="string">
            <text:p><text:s/></text:p>
          </table:table-cell>
          <table:table-cell table:style-name="ce43" table:formula="of:=[$Sheet_Mapping.H14]" office:value-type="string" office:string-value=" " calcext:value-type="string">
            <text:p><text:s/></text:p>
          </table:table-cell>
          <table:table-cell table:style-name="ce47" table:formula="of:=[$Sheet_Mapping.I14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8" table:formula="of:=[$Sheet_Mapping.A15]" office:value-type="string" office:string-value="शु" calcext:value-type="string">
            <text:p>शु</text:p>
          </table:table-cell>
          <table:table-cell table:style-name="ce12" table:formula="of:=[$Sheet_Mapping.B15]" office:value-type="string" office:string-value="प्रतिपदा" calcext:value-type="string">
            <text:p>प्रतिपदा</text:p>
          </table:table-cell>
          <table:table-cell table:style-name="ce16" table:formula="of:=[$Sheet_Mapping.C15]" office:value-type="string" office:string-value=" " calcext:value-type="string">
            <text:p><text:s/></text:p>
          </table:table-cell>
          <table:table-cell table:style-name="ce20" table:formula="of:=[$Sheet_Mapping.A16]" office:value-type="string" office:string-value="शु" calcext:value-type="string">
            <text:p>शु</text:p>
          </table:table-cell>
          <table:table-cell table:style-name="ce41" table:formula="of:=[$Sheet_Mapping.B16]" office:value-type="string" office:string-value="द्वितीया" calcext:value-type="string">
            <text:p>द्वितीया</text:p>
          </table:table-cell>
          <table:table-cell table:style-name="ce45" table:formula="of:=[$Sheet_Mapping.C16]" office:value-type="string" office:string-value=" " calcext:value-type="string">
            <text:p><text:s/></text:p>
          </table:table-cell>
          <table:table-cell table:style-name="ce20" table:formula="of:=[$Sheet_Mapping.A17]" office:value-type="string" office:string-value="शु" calcext:value-type="string">
            <text:p>शु</text:p>
          </table:table-cell>
          <table:table-cell table:style-name="ce41" table:formula="of:=[$Sheet_Mapping.B17]" office:value-type="string" office:string-value="तृतीया" calcext:value-type="string">
            <text:p>तृतीया</text:p>
          </table:table-cell>
          <table:table-cell table:style-name="ce45" table:formula="of:=[$Sheet_Mapping.C17]" office:value-type="string" office:string-value=" " calcext:value-type="string">
            <text:p><text:s/></text:p>
          </table:table-cell>
          <table:table-cell table:style-name="ce20" table:formula="of:=[$Sheet_Mapping.A18]" office:value-type="string" office:string-value="शु" calcext:value-type="string">
            <text:p>शु</text:p>
          </table:table-cell>
          <table:table-cell table:style-name="ce41" table:formula="of:=[$Sheet_Mapping.B18]" office:value-type="string" office:string-value="चतुर्थी" calcext:value-type="string">
            <text:p>चतुर्थी</text:p>
          </table:table-cell>
          <table:table-cell table:style-name="ce45" table:formula="of:=[$Sheet_Mapping.C18]" office:value-type="string" office:string-value=" " calcext:value-type="string">
            <text:p><text:s/></text:p>
          </table:table-cell>
          <table:table-cell table:style-name="ce20" table:formula="of:=[$Sheet_Mapping.A19]" office:value-type="string" office:string-value="शु" calcext:value-type="string">
            <text:p>शु</text:p>
          </table:table-cell>
          <table:table-cell table:style-name="ce41" table:formula="of:=[$Sheet_Mapping.B19]" office:value-type="string" office:string-value="पंचमी" calcext:value-type="string">
            <text:p>पंचमी</text:p>
          </table:table-cell>
          <table:table-cell table:style-name="ce45" table:formula="of:=[$Sheet_Mapping.C19]" office:value-type="string" office:string-value=" " calcext:value-type="string">
            <text:p><text:s/></text:p>
          </table:table-cell>
          <table:table-cell table:style-name="ce20" table:formula="of:=[$Sheet_Mapping.A20]" office:value-type="string" office:string-value="शु" calcext:value-type="string">
            <text:p>शु</text:p>
          </table:table-cell>
          <table:table-cell table:style-name="ce41" table:formula="of:=[$Sheet_Mapping.B20]" office:value-type="string" office:string-value="षष्ठी" calcext:value-type="string">
            <text:p>षष्ठी</text:p>
          </table:table-cell>
          <table:table-cell table:style-name="ce45" table:formula="of:=[$Sheet_Mapping.C12]" office:value-type="string" office:string-value=" " calcext:value-type="string">
            <text:p><text:s/></text:p>
          </table:table-cell>
          <table:table-cell table:style-name="ce20" table:formula="of:=[$Sheet_Mapping.A21]" office:value-type="string" office:string-value="शु" calcext:value-type="string">
            <text:p>शु</text:p>
          </table:table-cell>
          <table:table-cell table:style-name="ce41" table:formula="of:=[$Sheet_Mapping.B21]" office:value-type="string" office:string-value="अष्टमी" calcext:value-type="string">
            <text:p>अष्टमी</text:p>
          </table:table-cell>
          <table:table-cell table:style-name="ce45" table:formula="of:=[$Sheet_Mapping.C21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4">
          <table:table-cell/>
          <table:table-cell table:style-name="ce9" table:formula="of:=[$Sheet_Mapping.D15]" office:value-type="string" office:string-value=" " calcext:value-type="string">
            <text:p><text:s/></text:p>
          </table:table-cell>
          <table:table-cell table:style-name="ce13" table:formula="of:=[$Sheet_Mapping.E15]" office:value-type="float" office:value="11" calcext:value-type="float">
            <text:p>11</text:p>
          </table:table-cell>
          <table:table-cell table:style-name="ce17" table:formula="of:=[$Sheet_Mapping.F15]" office:value-type="string" office:string-value=" " calcext:value-type="string">
            <text:p><text:s/></text:p>
          </table:table-cell>
          <table:table-cell table:style-name="ce38" table:formula="of:=[$Sheet_Mapping.D16]" office:value-type="string" office:string-value=" " calcext:value-type="string">
            <text:p><text:s/></text:p>
          </table:table-cell>
          <table:table-cell table:style-name="ce42" table:formula="of:=[$Sheet_Mapping.E16]" office:value-type="float" office:value="12" calcext:value-type="float">
            <text:p>12</text:p>
          </table:table-cell>
          <table:table-cell table:style-name="ce46" table:formula="of:=[$Sheet_Mapping.F16]" office:value-type="string" office:string-value=" " calcext:value-type="string">
            <text:p><text:s/></text:p>
          </table:table-cell>
          <table:table-cell table:style-name="ce38" table:formula="of:=[$Sheet_Mapping.D17]" office:value-type="string" office:string-value=" " calcext:value-type="string">
            <text:p><text:s/></text:p>
          </table:table-cell>
          <table:table-cell table:style-name="ce42" table:formula="of:=[$Sheet_Mapping.E17]" office:value-type="float" office:value="13" calcext:value-type="float">
            <text:p>13</text:p>
          </table:table-cell>
          <table:table-cell table:style-name="ce46" table:formula="of:=[$Sheet_Mapping.F17]" office:value-type="string" office:string-value=" " calcext:value-type="string">
            <text:p><text:s/></text:p>
          </table:table-cell>
          <table:table-cell table:style-name="ce38" table:formula="of:=[$Sheet_Mapping.D18]" office:value-type="string" office:string-value=" " calcext:value-type="string">
            <text:p><text:s/></text:p>
          </table:table-cell>
          <table:table-cell table:style-name="ce42" table:formula="of:=[$Sheet_Mapping.E18]" office:value-type="float" office:value="14" calcext:value-type="float">
            <text:p>14</text:p>
          </table:table-cell>
          <table:table-cell table:style-name="ce46" table:formula="of:=[$Sheet_Mapping.F18]" office:value-type="string" office:string-value=" " calcext:value-type="string">
            <text:p><text:s/></text:p>
          </table:table-cell>
          <table:table-cell table:style-name="ce38" table:formula="of:=[$Sheet_Mapping.D19]" office:value-type="string" office:string-value=" " calcext:value-type="string">
            <text:p><text:s/></text:p>
          </table:table-cell>
          <table:table-cell table:style-name="ce42" table:formula="of:=[$Sheet_Mapping.E19]" office:value-type="float" office:value="15" calcext:value-type="float">
            <text:p>15</text:p>
          </table:table-cell>
          <table:table-cell table:style-name="ce46" table:formula="of:=[$Sheet_Mapping.F11]" office:value-type="string" office:string-value=" " calcext:value-type="string">
            <text:p><text:s/></text:p>
          </table:table-cell>
          <table:table-cell table:style-name="ce38" table:formula="of:=[$Sheet_Mapping.D20]" office:value-type="string" office:string-value=" " calcext:value-type="string">
            <text:p><text:s/></text:p>
          </table:table-cell>
          <table:table-cell table:style-name="ce42" table:formula="of:=[$Sheet_Mapping.E20]" office:value-type="float" office:value="16" calcext:value-type="float">
            <text:p>16</text:p>
          </table:table-cell>
          <table:table-cell table:style-name="ce46" table:formula="of:=[$Sheet_Mapping.F20]" office:value-type="string" office:string-value=" " calcext:value-type="string">
            <text:p><text:s/></text:p>
          </table:table-cell>
          <table:table-cell table:style-name="ce38" table:formula="of:=[$Sheet_Mapping.D21]" office:value-type="string" office:string-value=" " calcext:value-type="string">
            <text:p><text:s/></text:p>
          </table:table-cell>
          <table:table-cell table:style-name="ce42" table:formula="of:=[$Sheet_Mapping.E21]" office:value-type="float" office:value="17" calcext:value-type="float">
            <text:p>17</text:p>
          </table:table-cell>
          <table:table-cell table:style-name="ce46" table:formula="of:=[$Sheet_Mapping.F21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10" table:formula="of:=[$Sheet_Mapping.G15]" office:value-type="string" office:string-value=" " calcext:value-type="string">
            <text:p><text:s/></text:p>
          </table:table-cell>
          <table:table-cell table:style-name="ce14" table:formula="of:=[$Sheet_Mapping.H15]" office:value-type="string" office:string-value=" " calcext:value-type="string">
            <text:p><text:s/></text:p>
          </table:table-cell>
          <table:table-cell table:style-name="ce18" table:formula="of:=[$Sheet_Mapping.I15]" office:value-type="string" office:string-value=" " calcext:value-type="string">
            <text:p><text:s/></text:p>
          </table:table-cell>
          <table:table-cell table:style-name="ce39" table:formula="of:=[$Sheet_Mapping.G16]" office:value-type="string" office:string-value=" " calcext:value-type="string">
            <text:p><text:s/></text:p>
          </table:table-cell>
          <table:table-cell table:style-name="ce43" table:formula="of:=[$Sheet_Mapping.H16]" office:value-type="string" office:string-value=" " calcext:value-type="string">
            <text:p><text:s/></text:p>
          </table:table-cell>
          <table:table-cell table:style-name="ce47" table:formula="of:=[$Sheet_Mapping.I16]" office:value-type="string" office:string-value=" " calcext:value-type="string">
            <text:p><text:s/></text:p>
          </table:table-cell>
          <table:table-cell table:style-name="ce39" table:formula="of:=[$Sheet_Mapping.G17]" office:value-type="string" office:string-value=" " calcext:value-type="string">
            <text:p><text:s/></text:p>
          </table:table-cell>
          <table:table-cell table:style-name="ce43" table:formula="of:=[$Sheet_Mapping.H17]" office:value-type="string" office:string-value=" " calcext:value-type="string">
            <text:p><text:s/></text:p>
          </table:table-cell>
          <table:table-cell table:style-name="ce47" table:formula="of:=[$Sheet_Mapping.I17]" office:value-type="string" office:string-value=" " calcext:value-type="string">
            <text:p><text:s/></text:p>
          </table:table-cell>
          <table:table-cell table:style-name="ce39" table:formula="of:=[$Sheet_Mapping.G18]" office:value-type="string" office:string-value=" " calcext:value-type="string">
            <text:p><text:s/></text:p>
          </table:table-cell>
          <table:table-cell table:style-name="ce43" table:formula="of:=[$Sheet_Mapping.H18]" office:value-type="string" office:string-value=" " calcext:value-type="string">
            <text:p><text:s/></text:p>
          </table:table-cell>
          <table:table-cell table:style-name="ce47" table:formula="of:=[$Sheet_Mapping.I18]" office:value-type="string" office:string-value=" " calcext:value-type="string">
            <text:p><text:s/></text:p>
          </table:table-cell>
          <table:table-cell table:style-name="ce39" table:formula="of:=[$Sheet_Mapping.G19]" office:value-type="string" office:string-value=" " calcext:value-type="string">
            <text:p><text:s/></text:p>
          </table:table-cell>
          <table:table-cell table:style-name="ce43" table:formula="of:=[$Sheet_Mapping.H19]" office:value-type="string" office:string-value=" " calcext:value-type="string">
            <text:p><text:s/></text:p>
          </table:table-cell>
          <table:table-cell table:style-name="ce47" table:formula="of:=[$Sheet_Mapping.I19]" office:value-type="string" office:string-value=" " calcext:value-type="string">
            <text:p><text:s/></text:p>
          </table:table-cell>
          <table:table-cell table:style-name="ce39" table:formula="of:=[$Sheet_Mapping.G20]" office:value-type="string" office:string-value=" " calcext:value-type="string">
            <text:p><text:s/></text:p>
          </table:table-cell>
          <table:table-cell table:style-name="ce43" table:formula="of:=[$Sheet_Mapping.H20]" office:value-type="string" office:string-value=" " calcext:value-type="string">
            <text:p><text:s/></text:p>
          </table:table-cell>
          <table:table-cell table:style-name="ce47" table:formula="of:=[$Sheet_Mapping.I20]" office:value-type="string" office:string-value=" " calcext:value-type="string">
            <text:p><text:s/></text:p>
          </table:table-cell>
          <table:table-cell table:style-name="ce39" table:formula="of:=[$Sheet_Mapping.G21]" office:value-type="string" office:string-value=" " calcext:value-type="string">
            <text:p><text:s/></text:p>
          </table:table-cell>
          <table:table-cell table:style-name="ce43" table:formula="of:=[$Sheet_Mapping.H21]" office:value-type="string" office:string-value=" " calcext:value-type="string">
            <text:p><text:s/></text:p>
          </table:table-cell>
          <table:table-cell table:style-name="ce47" table:formula="of:=[$Sheet_Mapping.I21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8" table:formula="of:=[$Sheet_Mapping.A22]" office:value-type="string" office:string-value="शु" calcext:value-type="string">
            <text:p>शु</text:p>
          </table:table-cell>
          <table:table-cell table:style-name="ce12" table:formula="of:=[$Sheet_Mapping.B22]" office:value-type="string" office:string-value="नवमी" calcext:value-type="string">
            <text:p>नवमी</text:p>
          </table:table-cell>
          <table:table-cell table:style-name="ce16" table:formula="of:=[$Sheet_Mapping.C22]" office:value-type="string" office:string-value=" " calcext:value-type="string">
            <text:p><text:s/></text:p>
          </table:table-cell>
          <table:table-cell table:style-name="ce20" table:formula="of:=[$Sheet_Mapping.A23]" office:value-type="string" office:string-value="शु" calcext:value-type="string">
            <text:p>शु</text:p>
          </table:table-cell>
          <table:table-cell table:style-name="ce41" table:formula="of:=[$Sheet_Mapping.B23]" office:value-type="string" office:string-value="दशमी" calcext:value-type="string">
            <text:p>दशमी</text:p>
          </table:table-cell>
          <table:table-cell table:style-name="ce45" table:formula="of:=[$Sheet_Mapping.C23]" office:value-type="string" office:string-value=" " calcext:value-type="string">
            <text:p><text:s/></text:p>
          </table:table-cell>
          <table:table-cell table:style-name="ce20" table:formula="of:=[$Sheet_Mapping.A24]" office:value-type="string" office:string-value="शु" calcext:value-type="string">
            <text:p>शु</text:p>
          </table:table-cell>
          <table:table-cell table:style-name="ce41" table:formula="of:=[$Sheet_Mapping.B24]" office:value-type="string" office:string-value="एकादशी" calcext:value-type="string">
            <text:p>एकादशी</text:p>
          </table:table-cell>
          <table:table-cell table:style-name="ce45" table:formula="of:=[$Sheet_Mapping.C24]" office:value-type="string" office:string-value=" " calcext:value-type="string">
            <text:p><text:s/></text:p>
          </table:table-cell>
          <table:table-cell table:style-name="ce20" table:formula="of:=[$Sheet_Mapping.A25]" office:value-type="string" office:string-value="शु" calcext:value-type="string">
            <text:p>शु</text:p>
          </table:table-cell>
          <table:table-cell table:style-name="ce41" table:formula="of:=[$Sheet_Mapping.B25]" office:value-type="string" office:string-value="द्वादशी" calcext:value-type="string">
            <text:p>द्वादशी</text:p>
          </table:table-cell>
          <table:table-cell table:style-name="ce45" table:formula="of:=[$Sheet_Mapping.C25]" office:value-type="string" office:string-value=" " calcext:value-type="string">
            <text:p><text:s/></text:p>
          </table:table-cell>
          <table:table-cell table:style-name="ce20" table:formula="of:=[$Sheet_Mapping.A26]" office:value-type="string" office:string-value="शु" calcext:value-type="string">
            <text:p>शु</text:p>
          </table:table-cell>
          <table:table-cell table:style-name="ce41" table:formula="of:=[$Sheet_Mapping.B26]" office:value-type="string" office:string-value="त्रयोदशी" calcext:value-type="string">
            <text:p>त्रयोदशी</text:p>
          </table:table-cell>
          <table:table-cell table:style-name="ce45" table:formula="of:=[$Sheet_Mapping.C26]" office:value-type="string" office:string-value=" " calcext:value-type="string">
            <text:p><text:s/></text:p>
          </table:table-cell>
          <table:table-cell table:style-name="ce20" table:formula="of:=[$Sheet_Mapping.A27]" office:value-type="string" office:string-value="शु" calcext:value-type="string">
            <text:p>शु</text:p>
          </table:table-cell>
          <table:table-cell table:style-name="ce41" table:formula="of:=[$Sheet_Mapping.B27]" office:value-type="string" office:string-value="चतुर्दशी" calcext:value-type="string">
            <text:p>चतुर्दशी</text:p>
          </table:table-cell>
          <table:table-cell table:style-name="ce45" table:formula="of:=[$Sheet_Mapping.C27]" office:value-type="string" office:string-value=" " calcext:value-type="string">
            <text:p><text:s/></text:p>
          </table:table-cell>
          <table:table-cell table:style-name="ce20" table:formula="of:=[$Sheet_Mapping.A28]" office:value-type="string" office:string-value="शु" calcext:value-type="string">
            <text:p>शु</text:p>
          </table:table-cell>
          <table:table-cell table:style-name="ce41" table:formula="of:=[$Sheet_Mapping.B28]" office:value-type="string" office:string-value="पूर्णिमा" calcext:value-type="string">
            <text:p>पूर्णिमा</text:p>
          </table:table-cell>
          <table:table-cell table:style-name="ce45" table:formula="of:=[$Sheet_Mapping.C28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4">
          <table:table-cell/>
          <table:table-cell table:style-name="ce9" table:formula="of:=[$Sheet_Mapping.D22]" office:value-type="string" office:string-value=" " calcext:value-type="string">
            <text:p><text:s/></text:p>
          </table:table-cell>
          <table:table-cell table:style-name="ce13" table:formula="of:=[$Sheet_Mapping.E22]" office:value-type="float" office:value="18" calcext:value-type="float">
            <text:p>18</text:p>
          </table:table-cell>
          <table:table-cell table:style-name="ce17" table:formula="of:=[$Sheet_Mapping.F22]" office:value-type="string" office:string-value=" " calcext:value-type="string">
            <text:p><text:s/></text:p>
          </table:table-cell>
          <table:table-cell table:style-name="ce38" table:formula="of:=[$Sheet_Mapping.D23]" office:value-type="string" office:string-value=" " calcext:value-type="string">
            <text:p><text:s/></text:p>
          </table:table-cell>
          <table:table-cell table:style-name="ce42" table:formula="of:=[$Sheet_Mapping.E23]" office:value-type="float" office:value="19" calcext:value-type="float">
            <text:p>19</text:p>
          </table:table-cell>
          <table:table-cell table:style-name="ce46" table:formula="of:=[$Sheet_Mapping.F23]" office:value-type="string" office:string-value=" " calcext:value-type="string">
            <text:p><text:s/></text:p>
          </table:table-cell>
          <table:table-cell table:style-name="ce38" table:formula="of:=[$Sheet_Mapping.D24]" office:value-type="string" office:string-value=" " calcext:value-type="string">
            <text:p><text:s/></text:p>
          </table:table-cell>
          <table:table-cell table:style-name="ce42" table:formula="of:=[$Sheet_Mapping.E24]" office:value-type="float" office:value="20" calcext:value-type="float">
            <text:p>20</text:p>
          </table:table-cell>
          <table:table-cell table:style-name="ce46" table:formula="of:=[$Sheet_Mapping.F24]" office:value-type="string" office:string-value=" " calcext:value-type="string">
            <text:p><text:s/></text:p>
          </table:table-cell>
          <table:table-cell table:style-name="ce38" table:formula="of:=[$Sheet_Mapping.D25]" office:value-type="string" office:string-value=" " calcext:value-type="string">
            <text:p><text:s/></text:p>
          </table:table-cell>
          <table:table-cell table:style-name="ce42" table:formula="of:=[$Sheet_Mapping.E25]" office:value-type="float" office:value="21" calcext:value-type="float">
            <text:p>21</text:p>
          </table:table-cell>
          <table:table-cell table:style-name="ce46" table:formula="of:=[$Sheet_Mapping.F25]" office:value-type="string" office:string-value=" " calcext:value-type="string">
            <text:p><text:s/></text:p>
          </table:table-cell>
          <table:table-cell table:style-name="ce38" table:formula="of:=[$Sheet_Mapping.D26]" office:value-type="string" office:string-value=" " calcext:value-type="string">
            <text:p><text:s/></text:p>
          </table:table-cell>
          <table:table-cell table:style-name="ce42" table:formula="of:=[$Sheet_Mapping.E26]" office:value-type="float" office:value="22" calcext:value-type="float">
            <text:p>22</text:p>
          </table:table-cell>
          <table:table-cell table:style-name="ce46" table:formula="of:=[$Sheet_Mapping.F14]" office:value-type="string" office:string-value=" " calcext:value-type="string">
            <text:p><text:s/></text:p>
          </table:table-cell>
          <table:table-cell table:style-name="ce38" table:formula="of:=[$Sheet_Mapping.D27]" office:value-type="string" office:string-value=" " calcext:value-type="string">
            <text:p><text:s/></text:p>
          </table:table-cell>
          <table:table-cell table:style-name="ce42" table:formula="of:=[$Sheet_Mapping.E27]" office:value-type="float" office:value="23" calcext:value-type="float">
            <text:p>23</text:p>
          </table:table-cell>
          <table:table-cell table:style-name="ce46" table:formula="of:=[$Sheet_Mapping.F27]" office:value-type="string" office:string-value=" " calcext:value-type="string">
            <text:p><text:s/></text:p>
          </table:table-cell>
          <table:table-cell table:style-name="ce38" table:formula="of:=[$Sheet_Mapping.D28]" office:value-type="string" office:string-value=" " calcext:value-type="string">
            <text:p><text:s/></text:p>
          </table:table-cell>
          <table:table-cell table:style-name="ce42" table:formula="of:=[$Sheet_Mapping.E28]" office:value-type="float" office:value="24" calcext:value-type="float">
            <text:p>24</text:p>
          </table:table-cell>
          <table:table-cell table:style-name="ce46" table:formula="of:=[$Sheet_Mapping.F28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10" table:formula="of:=[$Sheet_Mapping.G22]" office:value-type="string" office:string-value=" " calcext:value-type="string">
            <text:p><text:s/></text:p>
          </table:table-cell>
          <table:table-cell table:style-name="ce14" table:formula="of:=[$Sheet_Mapping.H22]" office:value-type="string" office:string-value=" " calcext:value-type="string">
            <text:p><text:s/></text:p>
          </table:table-cell>
          <table:table-cell table:style-name="ce18" table:formula="of:=[$Sheet_Mapping.I22]" office:value-type="string" office:string-value=" " calcext:value-type="string">
            <text:p><text:s/></text:p>
          </table:table-cell>
          <table:table-cell table:style-name="ce39" table:formula="of:=[$Sheet_Mapping.G23]" office:value-type="string" office:string-value=" " calcext:value-type="string">
            <text:p><text:s/></text:p>
          </table:table-cell>
          <table:table-cell table:style-name="ce43" table:formula="of:=[$Sheet_Mapping.H23]" office:value-type="string" office:string-value=" " calcext:value-type="string">
            <text:p><text:s/></text:p>
          </table:table-cell>
          <table:table-cell table:style-name="ce47" table:formula="of:=[$Sheet_Mapping.I23]" office:value-type="string" office:string-value=" " calcext:value-type="string">
            <text:p><text:s/></text:p>
          </table:table-cell>
          <table:table-cell table:style-name="ce39" table:formula="of:=[$Sheet_Mapping.G24]" office:value-type="string" office:string-value=" " calcext:value-type="string">
            <text:p><text:s/></text:p>
          </table:table-cell>
          <table:table-cell table:style-name="ce43" table:formula="of:=[$Sheet_Mapping.H24]" office:value-type="string" office:string-value=" " calcext:value-type="string">
            <text:p><text:s/></text:p>
          </table:table-cell>
          <table:table-cell table:style-name="ce47" table:formula="of:=[$Sheet_Mapping.I24]" office:value-type="string" office:string-value=" " calcext:value-type="string">
            <text:p><text:s/></text:p>
          </table:table-cell>
          <table:table-cell table:style-name="ce39" table:formula="of:=[$Sheet_Mapping.G25]" office:value-type="string" office:string-value=" " calcext:value-type="string">
            <text:p><text:s/></text:p>
          </table:table-cell>
          <table:table-cell table:style-name="ce43" table:formula="of:=[$Sheet_Mapping.H25]" office:value-type="string" office:string-value=" " calcext:value-type="string">
            <text:p><text:s/></text:p>
          </table:table-cell>
          <table:table-cell table:style-name="ce47" table:formula="of:=[$Sheet_Mapping.I25]" office:value-type="string" office:string-value=" " calcext:value-type="string">
            <text:p><text:s/></text:p>
          </table:table-cell>
          <table:table-cell table:style-name="ce39" table:formula="of:=[$Sheet_Mapping.G26]" office:value-type="string" office:string-value=" " calcext:value-type="string">
            <text:p><text:s/></text:p>
          </table:table-cell>
          <table:table-cell table:style-name="ce43" table:formula="of:=[$Sheet_Mapping.H14]" office:value-type="string" office:string-value=" " calcext:value-type="string">
            <text:p><text:s/></text:p>
          </table:table-cell>
          <table:table-cell table:style-name="ce47" table:formula="of:=[$Sheet_Mapping.I14]" office:value-type="string" office:string-value=" " calcext:value-type="string">
            <text:p><text:s/></text:p>
          </table:table-cell>
          <table:table-cell table:style-name="ce39" table:formula="of:=[$Sheet_Mapping.G27]" office:value-type="string" office:string-value=" " calcext:value-type="string">
            <text:p><text:s/></text:p>
          </table:table-cell>
          <table:table-cell table:style-name="ce43" table:formula="of:=[$Sheet_Mapping.H27]" office:value-type="string" office:string-value=" " calcext:value-type="string">
            <text:p><text:s/></text:p>
          </table:table-cell>
          <table:table-cell table:style-name="ce47" table:formula="of:=[$Sheet_Mapping.I27]" office:value-type="string" office:string-value=" " calcext:value-type="string">
            <text:p><text:s/></text:p>
          </table:table-cell>
          <table:table-cell table:style-name="ce39" table:formula="of:=[$Sheet_Mapping.G28]" office:value-type="string" office:string-value=" " calcext:value-type="string">
            <text:p><text:s/></text:p>
          </table:table-cell>
          <table:table-cell table:style-name="ce43" table:formula="of:=[$Sheet_Mapping.H28]" office:value-type="string" office:string-value=" " calcext:value-type="string">
            <text:p><text:s/></text:p>
          </table:table-cell>
          <table:table-cell table:style-name="ce47" table:formula="of:=[$Sheet_Mapping.I28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8" table:formula="of:=[$Sheet_Mapping.A29]" office:value-type="string" office:string-value="कृ" calcext:value-type="string">
            <text:p>कृ</text:p>
          </table:table-cell>
          <table:table-cell table:style-name="ce12" table:formula="of:=[$Sheet_Mapping.B29]" office:value-type="string" office:string-value="द्वितीया" calcext:value-type="string">
            <text:p>द्वितीया</text:p>
          </table:table-cell>
          <table:table-cell table:style-name="ce16" table:formula="of:=[$Sheet_Mapping.C29]" office:value-type="string" office:string-value=" " calcext:value-type="string">
            <text:p><text:s/></text:p>
          </table:table-cell>
          <table:table-cell table:style-name="ce20" table:formula="of:=[$Sheet_Mapping.A30]" office:value-type="string" office:string-value="कृ" calcext:value-type="string">
            <text:p>कृ</text:p>
          </table:table-cell>
          <table:table-cell table:style-name="ce41" table:formula="of:=[$Sheet_Mapping.B30]" office:value-type="string" office:string-value="तृतीया" calcext:value-type="string">
            <text:p>तृतीया</text:p>
          </table:table-cell>
          <table:table-cell table:style-name="ce45" table:formula="of:=[$Sheet_Mapping.C30]" office:value-type="string" office:string-value=" " calcext:value-type="string">
            <text:p><text:s/></text:p>
          </table:table-cell>
          <table:table-cell table:style-name="ce20" table:formula="of:=[$Sheet_Mapping.A31]" office:value-type="string" office:string-value="कृ" calcext:value-type="string">
            <text:p>कृ</text:p>
          </table:table-cell>
          <table:table-cell table:style-name="ce41" table:formula="of:=[$Sheet_Mapping.B31]" office:value-type="string" office:string-value="चतुर्थी" calcext:value-type="string">
            <text:p>चतुर्थी</text:p>
          </table:table-cell>
          <table:table-cell table:style-name="ce45" table:formula="of:=[$Sheet_Mapping.C31]" office:value-type="string" office:string-value=" " calcext:value-type="string">
            <text:p><text:s/></text:p>
          </table:table-cell>
          <table:table-cell table:style-name="ce20" table:formula="of:=[$Sheet_Mapping.A32]" office:value-type="string" office:string-value="कृ" calcext:value-type="string">
            <text:p>कृ</text:p>
          </table:table-cell>
          <table:table-cell table:style-name="ce41" table:formula="of:=[$Sheet_Mapping.B32]" office:value-type="string" office:string-value="पंचमी" calcext:value-type="string">
            <text:p>पंचमी</text:p>
          </table:table-cell>
          <table:table-cell table:style-name="ce45" table:formula="of:=[$Sheet_Mapping.C32]" office:value-type="string" office:string-value=" " calcext:value-type="string">
            <text:p><text:s/></text:p>
          </table:table-cell>
          <table:table-cell table:style-name="ce20" table:formula="of:=[$Sheet_Mapping.A33]" office:value-type="string" office:string-value="कृ" calcext:value-type="string">
            <text:p>कृ</text:p>
          </table:table-cell>
          <table:table-cell table:style-name="ce41" table:formula="of:=[$Sheet_Mapping.B33]" office:value-type="string" office:string-value="षष्ठी" calcext:value-type="string">
            <text:p>षष्ठी</text:p>
          </table:table-cell>
          <table:table-cell table:style-name="ce45" table:formula="of:=[$Sheet_Mapping.C33]" office:value-type="string" office:string-value=" " calcext:value-type="string">
            <text:p><text:s/></text:p>
          </table:table-cell>
          <table:table-cell table:style-name="ce20" table:formula="of:=[$Sheet_Mapping.A34]" office:value-type="string" office:string-value="कृ" calcext:value-type="string">
            <text:p>कृ</text:p>
          </table:table-cell>
          <table:table-cell table:style-name="ce41" table:formula="of:=[$Sheet_Mapping.B34]" office:value-type="string" office:string-value="सप्तमी" calcext:value-type="string">
            <text:p>सप्तमी</text:p>
          </table:table-cell>
          <table:table-cell table:style-name="ce45" table:formula="of:=[$Sheet_Mapping.C34]" office:value-type="string" office:string-value=" " calcext:value-type="string">
            <text:p><text:s/></text:p>
          </table:table-cell>
          <table:table-cell table:style-name="ce20" table:formula="of:=[$Sheet_Mapping.A35]" office:value-type="string" office:string-value="कृ" calcext:value-type="string">
            <text:p>कृ</text:p>
          </table:table-cell>
          <table:table-cell table:style-name="ce41" table:formula="of:=[$Sheet_Mapping.B35]" office:value-type="string" office:string-value="अष्टमी" calcext:value-type="string">
            <text:p>अष्टमी</text:p>
          </table:table-cell>
          <table:table-cell table:style-name="ce45" table:formula="of:=[$Sheet_Mapping.C35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4">
          <table:table-cell/>
          <table:table-cell table:style-name="ce9" table:formula="of:=[$Sheet_Mapping.D29]" office:value-type="string" office:string-value=" " calcext:value-type="string">
            <text:p><text:s/></text:p>
          </table:table-cell>
          <table:table-cell table:style-name="ce13" table:formula="of:=[$Sheet_Mapping.E29]" office:value-type="float" office:value="25" calcext:value-type="float">
            <text:p>25</text:p>
          </table:table-cell>
          <table:table-cell table:style-name="ce17" table:formula="of:=[$Sheet_Mapping.F29]" office:value-type="string" office:string-value=" " calcext:value-type="string">
            <text:p><text:s/></text:p>
          </table:table-cell>
          <table:table-cell table:style-name="ce38" table:formula="of:=[$Sheet_Mapping.D30]" office:value-type="string" office:string-value=" " calcext:value-type="string">
            <text:p><text:s/></text:p>
          </table:table-cell>
          <table:table-cell table:style-name="ce42" table:formula="of:=[$Sheet_Mapping.E30]" office:value-type="float" office:value="26" calcext:value-type="float">
            <text:p>26</text:p>
          </table:table-cell>
          <table:table-cell table:style-name="ce46" table:formula="of:=[$Sheet_Mapping.F30]" office:value-type="string" office:string-value=" " calcext:value-type="string">
            <text:p><text:s/></text:p>
          </table:table-cell>
          <table:table-cell table:style-name="ce38" table:formula="of:=[$Sheet_Mapping.D31]" office:value-type="string" office:string-value=" " calcext:value-type="string">
            <text:p><text:s/></text:p>
          </table:table-cell>
          <table:table-cell table:style-name="ce42" table:formula="of:=[$Sheet_Mapping.E31]" office:value-type="float" office:value="27" calcext:value-type="float">
            <text:p>27</text:p>
          </table:table-cell>
          <table:table-cell table:style-name="ce46" table:formula="of:=[$Sheet_Mapping.F31]" office:value-type="string" office:string-value=" " calcext:value-type="string">
            <text:p><text:s/></text:p>
          </table:table-cell>
          <table:table-cell table:style-name="ce38" table:formula="of:=[$Sheet_Mapping.D32]" office:value-type="string" office:string-value=" " calcext:value-type="string">
            <text:p><text:s/></text:p>
          </table:table-cell>
          <table:table-cell table:style-name="ce42" table:formula="of:=[$Sheet_Mapping.E32]" office:value-type="float" office:value="28" calcext:value-type="float">
            <text:p>28</text:p>
          </table:table-cell>
          <table:table-cell table:style-name="ce46" table:formula="of:=[$Sheet_Mapping.F32]" office:value-type="string" office:string-value=" " calcext:value-type="string">
            <text:p><text:s/></text:p>
          </table:table-cell>
          <table:table-cell table:style-name="ce38" table:formula="of:=[$Sheet_Mapping.D33]" office:value-type="string" office:string-value=" " calcext:value-type="string">
            <text:p><text:s/></text:p>
          </table:table-cell>
          <table:table-cell table:style-name="ce42" table:formula="of:=[$Sheet_Mapping.E33]" office:value-type="float" office:value="29" calcext:value-type="float">
            <text:p>29</text:p>
          </table:table-cell>
          <table:table-cell table:style-name="ce46" table:formula="of:=[$Sheet_Mapping.F17]" office:value-type="string" office:string-value=" " calcext:value-type="string">
            <text:p><text:s/></text:p>
          </table:table-cell>
          <table:table-cell table:style-name="ce38" table:formula="of:=[$Sheet_Mapping.D34]" office:value-type="string" office:string-value=" " calcext:value-type="string">
            <text:p><text:s/></text:p>
          </table:table-cell>
          <table:table-cell table:style-name="ce42" table:formula="of:=[$Sheet_Mapping.E34]" office:value-type="float" office:value="30" calcext:value-type="float">
            <text:p>30</text:p>
          </table:table-cell>
          <table:table-cell table:style-name="ce46" table:formula="of:=[$Sheet_Mapping.F34]" office:value-type="string" office:string-value=" " calcext:value-type="string">
            <text:p><text:s/></text:p>
          </table:table-cell>
          <table:table-cell table:style-name="ce38" table:formula="of:=[$Sheet_Mapping.D35]" office:value-type="string" office:string-value=" " calcext:value-type="string">
            <text:p><text:s/></text:p>
          </table:table-cell>
          <table:table-cell table:style-name="ce42" table:formula="of:=[$Sheet_Mapping.E35]" office:value-type="float" office:value="31" calcext:value-type="float">
            <text:p>31</text:p>
          </table:table-cell>
          <table:table-cell table:style-name="ce46" table:formula="of:=[$Sheet_Mapping.F35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10" table:formula="of:=[$Sheet_Mapping.G29]" office:value-type="string" office:string-value=" " calcext:value-type="string">
            <text:p><text:s/></text:p>
          </table:table-cell>
          <table:table-cell table:style-name="ce14" table:formula="of:=[$Sheet_Mapping.H29]" office:value-type="string" office:string-value=" " calcext:value-type="string">
            <text:p><text:s/></text:p>
          </table:table-cell>
          <table:table-cell table:style-name="ce18" table:formula="of:=[$Sheet_Mapping.I29]" office:value-type="string" office:string-value=" " calcext:value-type="string">
            <text:p><text:s/></text:p>
          </table:table-cell>
          <table:table-cell table:style-name="ce39" table:formula="of:=[$Sheet_Mapping.G30]" office:value-type="string" office:string-value=" " calcext:value-type="string">
            <text:p><text:s/></text:p>
          </table:table-cell>
          <table:table-cell table:style-name="ce43" table:formula="of:=[$Sheet_Mapping.H30]" office:value-type="string" office:string-value=" " calcext:value-type="string">
            <text:p><text:s/></text:p>
          </table:table-cell>
          <table:table-cell table:style-name="ce47" table:formula="of:=[$Sheet_Mapping.I30]" office:value-type="string" office:string-value=" " calcext:value-type="string">
            <text:p><text:s/></text:p>
          </table:table-cell>
          <table:table-cell table:style-name="ce39" table:formula="of:=[$Sheet_Mapping.G31]" office:value-type="string" office:string-value=" " calcext:value-type="string">
            <text:p><text:s/></text:p>
          </table:table-cell>
          <table:table-cell table:style-name="ce43" table:formula="of:=[$Sheet_Mapping.H31]" office:value-type="string" office:string-value=" " calcext:value-type="string">
            <text:p><text:s/></text:p>
          </table:table-cell>
          <table:table-cell table:style-name="ce47" table:formula="of:=[$Sheet_Mapping.I31]" office:value-type="string" office:string-value=" " calcext:value-type="string">
            <text:p><text:s/></text:p>
          </table:table-cell>
          <table:table-cell table:style-name="ce39" table:formula="of:=[$Sheet_Mapping.G32]" office:value-type="string" office:string-value=" " calcext:value-type="string">
            <text:p><text:s/></text:p>
          </table:table-cell>
          <table:table-cell table:style-name="ce43" table:formula="of:=[$Sheet_Mapping.H32]" office:value-type="string" office:string-value=" " calcext:value-type="string">
            <text:p><text:s/></text:p>
          </table:table-cell>
          <table:table-cell table:style-name="ce47" table:formula="of:=[$Sheet_Mapping.I32]" office:value-type="string" office:string-value=" " calcext:value-type="string">
            <text:p><text:s/></text:p>
          </table:table-cell>
          <table:table-cell table:style-name="ce39" table:formula="of:=[$Sheet_Mapping.G33]" office:value-type="string" office:string-value=" " calcext:value-type="string">
            <text:p><text:s/></text:p>
          </table:table-cell>
          <table:table-cell table:style-name="ce43" table:formula="of:=[$Sheet_Mapping.H33]" office:value-type="string" office:string-value=" " calcext:value-type="string">
            <text:p><text:s/></text:p>
          </table:table-cell>
          <table:table-cell table:style-name="ce47" table:formula="of:=[$Sheet_Mapping.I33]" office:value-type="string" office:string-value=" " calcext:value-type="string">
            <text:p><text:s/></text:p>
          </table:table-cell>
          <table:table-cell table:style-name="ce39" table:formula="of:=[$Sheet_Mapping.G34]" office:value-type="string" office:string-value=" " calcext:value-type="string">
            <text:p><text:s/></text:p>
          </table:table-cell>
          <table:table-cell table:style-name="ce43" table:formula="of:=[$Sheet_Mapping.H34]" office:value-type="string" office:string-value=" " calcext:value-type="string">
            <text:p><text:s/></text:p>
          </table:table-cell>
          <table:table-cell table:style-name="ce47" table:formula="of:=[$Sheet_Mapping.I34]" office:value-type="string" office:string-value=" " calcext:value-type="string">
            <text:p><text:s/></text:p>
          </table:table-cell>
          <table:table-cell table:style-name="ce39" table:formula="of:=[$Sheet_Mapping.G35]" office:value-type="string" office:string-value=" " calcext:value-type="string">
            <text:p><text:s/></text:p>
          </table:table-cell>
          <table:table-cell table:style-name="ce43" table:formula="of:=[$Sheet_Mapping.H35]" office:value-type="string" office:string-value=" " calcext:value-type="string">
            <text:p><text:s/></text:p>
          </table:table-cell>
          <table:table-cell table:style-name="ce47" table:formula="of:=[$Sheet_Mapping.I35]" office:value-type="string" office:string-value=" " calcext:value-type="string">
            <text:p><text:s/></text:p>
          </table:table-cell>
          <table:table-cell table:number-columns-repeated="100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_Mapping" table:style-name="ta1">
        <table:table-column table:style-name="co4" table:number-columns-repeated="1024" table:default-cell-style-name="ce55"/>
        <table:table-row table:style-name="ro2">
          <table:table-cell table:formula="of:=COM.MICROSOFT.SWITCH([.L1];&quot;K&quot;;&quot;कृ&quot;;&quot;S&quot;;&quot;शु&quot;;&quot;E&quot;;&quot; &quot;)" office:value-type="string" office:string-value=" " calcext:value-type="string">
            <text:p><text:s/></text:p>
          </table:table-cell>
          <table:table-cell table:formula="of:=COM.MICROSOFT.SWITCH([.K1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];&quot;K&quot;;&quot;अमावस्या&quot;;&quot;S&quot;;&quot;पूर्णिमा&quot;))" office:value-type="string" office:string-value=" " calcext:value-type="string">
            <text:p><text:s/>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2">
          <table:table-cell table:formula="of:=COM.MICROSOFT.SWITCH([.L2];&quot;K&quot;;&quot;कृ&quot;;&quot;S&quot;;&quot;शु&quot;;&quot;E&quot;;&quot; &quot;)" office:value-type="string" office:string-value=" " calcext:value-type="string">
            <text:p><text:s/></text:p>
          </table:table-cell>
          <table:table-cell table:formula="of:=COM.MICROSOFT.SWITCH([.K2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];&quot;K&quot;;&quot;अमावस्या&quot;;&quot;S&quot;;&quot;पूर्णिमा&quot;))" office:value-type="string" office:string-value=" " calcext:value-type="string">
            <text:p><text:s/>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2">
          <table:table-cell table:formula="of:=COM.MICROSOFT.SWITCH([.L3];&quot;K&quot;;&quot;कृ&quot;;&quot;S&quot;;&quot;शु&quot;;&quot;E&quot;;&quot; &quot;)" office:value-type="string" office:string-value=" " calcext:value-type="string">
            <text:p><text:s/></text:p>
          </table:table-cell>
          <table:table-cell table:formula="of:=COM.MICROSOFT.SWITCH([.K3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3];&quot;K&quot;;&quot;अमावस्या&quot;;&quot;S&quot;;&quot;पूर्णिमा&quot;))" office:value-type="string" office:string-value=" " calcext:value-type="string">
            <text:p><text:s/>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2">
          <table:table-cell table:formula="of:=COM.MICROSOFT.SWITCH([.L4];&quot;K&quot;;&quot;कृ&quot;;&quot;S&quot;;&quot;शु&quot;;&quot;E&quot;;&quot; &quot;)" office:value-type="string" office:string-value=" " calcext:value-type="string">
            <text:p><text:s/></text:p>
          </table:table-cell>
          <table:table-cell table:formula="of:=COM.MICROSOFT.SWITCH([.K4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4];&quot;K&quot;;&quot;अमावस्या&quot;;&quot;S&quot;;&quot;पूर्णिमा&quot;))" office:value-type="string" office:string-value=" " calcext:value-type="string">
            <text:p><text:s/>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2">
          <table:table-cell table:formula="of:=COM.MICROSOFT.SWITCH([.L5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5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5];&quot;K&quot;;&quot;अमावस्या&quot;;&quot;S&quot;;&quot;पूर्णिमा&quot;))" office:value-type="string" office:string-value="सप्तमी" calcext:value-type="string">
            <text:p>सप्त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6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6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6];&quot;K&quot;;&quot;अमावस्या&quot;;&quot;S&quot;;&quot;पूर्णिमा&quot;))" office:value-type="string" office:string-value="अष्टमी" calcext:value-type="string">
            <text:p>अष्ट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7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7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7];&quot;K&quot;;&quot;अमावस्या&quot;;&quot;S&quot;;&quot;पूर्णिमा&quot;))" office:value-type="string" office:string-value="नवमी" calcext:value-type="string">
            <text:p>नव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8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8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8];&quot;K&quot;;&quot;अमावस्या&quot;;&quot;S&quot;;&quot;पूर्णिमा&quot;))" office:value-type="string" office:string-value="दशमी" calcext:value-type="string">
            <text:p>दश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9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9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9];&quot;K&quot;;&quot;अमावस्या&quot;;&quot;S&quot;;&quot;पूर्णिमा&quot;))" office:value-type="string" office:string-value="एकादशी" calcext:value-type="string">
            <text:p>एकादश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10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10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0];&quot;K&quot;;&quot;अमावस्या&quot;;&quot;S&quot;;&quot;पूर्णिमा&quot;))" office:value-type="string" office:string-value="द्वादशी" calcext:value-type="string">
            <text:p>द्वादश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11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11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1];&quot;K&quot;;&quot;अमावस्या&quot;;&quot;S&quot;;&quot;पूर्णिमा&quot;))" office:value-type="string" office:string-value="त्रयोदशी" calcext:value-type="string">
            <text:p>त्रयोदश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12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12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2];&quot;K&quot;;&quot;अमावस्या&quot;;&quot;S&quot;;&quot;पूर्णिमा&quot;))" office:value-type="string" office:string-value="चतुर्दशी" calcext:value-type="string">
            <text:p>चतुर्दश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13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13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3];&quot;K&quot;;&quot;अमावस्या&quot;;&quot;S&quot;;&quot;पूर्णिमा&quot;))" office:value-type="string" office:string-value="अमावस्या" calcext:value-type="string">
            <text:p>अमावस्या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14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14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4];&quot;K&quot;;&quot;अमावस्या&quot;;&quot;S&quot;;&quot;पूर्णिमा&quot;))" office:value-type="string" office:string-value="अमावस्या" calcext:value-type="string">
            <text:p>अमावस्या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15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15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5];&quot;K&quot;;&quot;अमावस्या&quot;;&quot;S&quot;;&quot;पूर्णिमा&quot;))" office:value-type="string" office:string-value="प्रतिपदा" calcext:value-type="string">
            <text:p>प्रतिपदा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16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16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6];&quot;K&quot;;&quot;अमावस्या&quot;;&quot;S&quot;;&quot;पूर्णिमा&quot;))" office:value-type="string" office:string-value="द्वितीया" calcext:value-type="string">
            <text:p>द्वितीया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17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17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7];&quot;K&quot;;&quot;अमावस्या&quot;;&quot;S&quot;;&quot;पूर्णिमा&quot;))" office:value-type="string" office:string-value="तृतीया" calcext:value-type="string">
            <text:p>तृतीया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18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18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8];&quot;K&quot;;&quot;अमावस्या&quot;;&quot;S&quot;;&quot;पूर्णिमा&quot;))" office:value-type="string" office:string-value="चतुर्थी" calcext:value-type="string">
            <text:p>चतुर्थ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19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19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19];&quot;K&quot;;&quot;अमावस्या&quot;;&quot;S&quot;;&quot;पूर्णिमा&quot;))" office:value-type="string" office:string-value="पंचमी" calcext:value-type="string">
            <text:p>पंच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0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20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0];&quot;K&quot;;&quot;अमावस्या&quot;;&quot;S&quot;;&quot;पूर्णिमा&quot;))" office:value-type="string" office:string-value="षष्ठी" calcext:value-type="string">
            <text:p>षष्ठ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1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21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1];&quot;K&quot;;&quot;अमावस्या&quot;;&quot;S&quot;;&quot;पूर्णिमा&quot;))" office:value-type="string" office:string-value="अष्टमी" calcext:value-type="string">
            <text:p>अष्ट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2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22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2];&quot;K&quot;;&quot;अमावस्या&quot;;&quot;S&quot;;&quot;पूर्णिमा&quot;))" office:value-type="string" office:string-value="नवमी" calcext:value-type="string">
            <text:p>नव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3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23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3];&quot;K&quot;;&quot;अमावस्या&quot;;&quot;S&quot;;&quot;पूर्णिमा&quot;))" office:value-type="string" office:string-value="दशमी" calcext:value-type="string">
            <text:p>दश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4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24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4];&quot;K&quot;;&quot;अमावस्या&quot;;&quot;S&quot;;&quot;पूर्णिमा&quot;))" office:value-type="string" office:string-value="एकादशी" calcext:value-type="string">
            <text:p>एकादश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5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25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5];&quot;K&quot;;&quot;अमावस्या&quot;;&quot;S&quot;;&quot;पूर्णिमा&quot;))" office:value-type="string" office:string-value="द्वादशी" calcext:value-type="string">
            <text:p>द्वादश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6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26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6];&quot;K&quot;;&quot;अमावस्या&quot;;&quot;S&quot;;&quot;पूर्णिमा&quot;))" office:value-type="string" office:string-value="त्रयोदशी" calcext:value-type="string">
            <text:p>त्रयोदश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7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27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7];&quot;K&quot;;&quot;अमावस्या&quot;;&quot;S&quot;;&quot;पूर्णिमा&quot;))" office:value-type="string" office:string-value="चतुर्दशी" calcext:value-type="string">
            <text:p>चतुर्दश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8];&quot;K&quot;;&quot;कृ&quot;;&quot;S&quot;;&quot;शु&quot;;&quot;E&quot;;&quot; &quot;)" office:value-type="string" office:string-value="शु" calcext:value-type="string">
            <text:p>शु</text:p>
          </table:table-cell>
          <table:table-cell table:formula="of:=COM.MICROSOFT.SWITCH([.K28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8];&quot;K&quot;;&quot;अमावस्या&quot;;&quot;S&quot;;&quot;पूर्णिमा&quot;))" office:value-type="string" office:string-value="पूर्णिमा" calcext:value-type="string">
            <text:p>पूर्णिमा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formula="of:=COM.MICROSOFT.SWITCH([.L29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29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29];&quot;K&quot;;&quot;अमावस्या&quot;;&quot;S&quot;;&quot;पूर्णिमा&quot;))" office:value-type="string" office:string-value="द्वितीया" calcext:value-type="string">
            <text:p>द्वितीया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30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30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30];&quot;K&quot;;&quot;अमावस्या&quot;;&quot;S&quot;;&quot;पूर्णिमा&quot;))" office:value-type="string" office:string-value="तृतीया" calcext:value-type="string">
            <text:p>तृतीया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31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31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31];&quot;K&quot;;&quot;अमावस्या&quot;;&quot;S&quot;;&quot;पूर्णिमा&quot;))" office:value-type="string" office:string-value="चतुर्थी" calcext:value-type="string">
            <text:p>चतुर्थ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32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32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32];&quot;K&quot;;&quot;अमावस्या&quot;;&quot;S&quot;;&quot;पूर्णिमा&quot;))" office:value-type="string" office:string-value="पंचमी" calcext:value-type="string">
            <text:p>पंच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33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33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33];&quot;K&quot;;&quot;अमावस्या&quot;;&quot;S&quot;;&quot;पूर्णिमा&quot;))" office:value-type="string" office:string-value="षष्ठी" calcext:value-type="string">
            <text:p>षष्ठ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34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34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34];&quot;K&quot;;&quot;अमावस्या&quot;;&quot;S&quot;;&quot;पूर्णिमा&quot;))" office:value-type="string" office:string-value="सप्तमी" calcext:value-type="string">
            <text:p>सप्त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formula="of:=COM.MICROSOFT.SWITCH([.L35];&quot;K&quot;;&quot;कृ&quot;;&quot;S&quot;;&quot;शु&quot;;&quot;E&quot;;&quot; &quot;)" office:value-type="string" office:string-value="कृ" calcext:value-type="string">
            <text:p>कृ</text:p>
          </table:table-cell>
          <table:table-cell table:formula="of:=COM.MICROSOFT.SWITCH([.K35];&quot;0&quot;;&quot; &quot;;&quot;1&quot;;&quot;प्रतिपदा&quot;;&quot;2&quot;; &quot;द्वितीया&quot;;&quot;3&quot;; &quot;तृतीया&quot;;&quot;4&quot;; &quot;चतुर्थी&quot;;&quot;5&quot;;&quot;पंचमी&quot;;&quot;6&quot;;&quot;षष्ठी&quot;;&quot;7&quot;;&quot;सप्तमी&quot;;&quot;8&quot;; &quot;अष्टमी&quot;;&quot;9&quot;; &quot;नवमी&quot;;&quot;10&quot;; &quot;दशमी&quot;;&quot;11&quot;;&quot;एकादशी&quot;;&quot;12&quot;; &quot;द्वादशी&quot;;&quot;13&quot;; &quot;त्रयोदशी&quot;;&quot;14&quot;; &quot;चतुर्दशी&quot;;COM.MICROSOFT.SWITCH([.L35];&quot;K&quot;;&quot;अमावस्या&quot;;&quot;S&quot;;&quot;पूर्णिमा&quot;))" office:value-type="string" office:string-value="अष्टमी" calcext:value-type="string">
            <text:p>अष्टमी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Import1" table:target-range-address="Sheet_Cal.B3:Sheet_Cal.V18" table:contains-header="false" table:orientation="column"/>
        <table:database-range table:name="Import2" table:target-range-address="Sheet_Cal.W4:Sheet_Cal.W5" table:orientation="column">
          <table:database-source-table table:database-name="cal_hindi" table:database-table-name="date_mapping"/>
        </table:database-range>
        <table:database-range table:name="Import3" table:target-range-address="Sheet_Mapping.A1:Sheet_Mapping.B3" table:orientation="column">
          <table:database-source-table table:database-name="cal_hindi" table:database-table-name="date_mapping"/>
        </table:database-range>
        <table:database-range table:name="Import4" table:target-range-address="Sheet_Mapping.G5:Sheet_Mapping.H7" table:orientation="column">
          <table:database-source-table table:database-name="cal_hindi" table:database-table-name="date_mapping"/>
        </table:database-range>
        <table:database-range table:name="Import5" table:target-range-address="Sheet_Mapping.I13:Sheet_Mapping.J15" table:orientation="column">
          <table:database-source-table table:database-name="cal_hindi" table:database-table-name="date_mapping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Samyak Devanagari" svg:font-family="'Samyak Devanagari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mm" fo:margin-bottom="4mm" fo:margin-left="4mm" fo:margin-right="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8:39:32.500761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15:39:23.023701931</meta:creation-date>
    <dc:date>2021-07-26T20:55:35.974490003</dc:date>
    <meta:editing-duration>PT2H31M22S</meta:editing-duration>
    <meta:editing-cycles>11</meta:editing-cycles>
    <meta:generator>LibreOffice/6.1.5.2$Linux_x86 LibreOffice_project/10$Build-2</meta:generator>
    <meta:print-date>2021-07-26T20:34:58.249676173</meta:print-date>
    <meta:document-statistic meta:table-count="2" meta:cell-count="710" meta:object-count="0"/>
  </office:meta>
</office:document-meta>
</file>